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Roboto" svg:font-family="Roboto, sans-serif"/>
    <style:font-face style:name="helvetica" svg:font-family="helvetica, arial, sans-serif"/>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text-properties fo:font-size="60pt" style:font-size-asian="60pt" style:font-size-complex="60pt"/>
    </style:style>
    <style:style style:name="P3" style:family="paragraph" style:parent-style-name="Text_20_body">
      <style:paragraph-properties fo:text-align="center" style:justify-single-word="false"/>
      <style:text-properties fo:font-variant="normal" fo:text-transform="none" fo:color="#000000" style:font-name="Roboto" fo:font-size="15pt" fo:letter-spacing="normal" fo:font-style="normal" fo:font-weight="bold"/>
    </style:style>
    <style:style style:name="P4" style:family="paragraph" style:parent-style-name="Text_20_body">
      <style:paragraph-properties fo:text-align="start" style:justify-single-word="false"/>
      <style:text-properties fo:font-size="20pt" fo:font-weight="normal" style:font-size-asian="17.5pt" style:font-weight-asian="normal" style:font-size-complex="20pt" style:font-weight-complex="normal"/>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left="0cm" fo:margin-right="0cm" style:line-height-at-least="0.582cm" fo:orphans="2" fo:widows="2" fo:text-indent="0cm" style:auto-text-indent="false"/>
    </style:style>
    <style:style style:name="P7" style:family="paragraph" style:parent-style-name="Standard">
      <style:text-properties fo:font-size="12pt"/>
    </style:style>
    <style:style style:name="P8" style:family="paragraph" style:parent-style-name="Standard">
      <style:text-properties fo:font-size="12pt" style:font-size-asian="12pt" style:font-size-complex="12pt"/>
    </style:style>
    <style:style style:name="P9" style:family="paragraph" style:parent-style-name="Text_20_body">
      <style:paragraph-properties fo:text-align="start" style:justify-single-word="false"/>
      <style:text-properties fo:font-size="20pt" fo:font-weight="normal" style:font-size-asian="17.5pt" style:font-weight-asian="normal" style:font-size-complex="20pt" style:font-weight-complex="normal"/>
    </style:style>
    <style:style style:name="P10" style:family="paragraph" style:parent-style-name="Text_20_body">
      <style:paragraph-properties fo:text-align="start" style:justify-single-word="false"/>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variant="normal" fo:text-transform="none" fo:color="#222222" style:font-name="helvetica" fo:font-size="12pt" fo:letter-spacing="normal" fo:font-style="normal" fo:font-weight="normal"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font-size-asian="12pt" style:font-size-complex="12pt"/>
    </style:style>
    <style:style style:name="P15" style:family="paragraph" style:parent-style-name="Text_20_body">
      <style:paragraph-properties fo:text-align="start" style:justify-single-word="false"/>
    </style:style>
    <style:style style:name="P16" style:family="paragraph" style:parent-style-name="Heading_20_1">
      <style:paragraph-properties fo:text-align="start" style:justify-single-word="false"/>
      <style:text-properties fo:font-size="20pt" fo:font-weight="normal" style:font-size-asian="17.5pt" style:font-weight-asian="normal" style:font-size-complex="20pt" style:font-weight-complex="normal"/>
    </style:style>
    <style:style style:name="P17" style:family="paragraph" style:parent-style-name="Heading_20_1">
      <style:paragraph-properties fo:text-align="start" style:justify-single-word="false" fo:break-before="page"/>
      <style:text-properties fo:font-size="20pt" fo:font-weight="normal" style:font-size-asian="17.5pt" style:font-weight-asian="normal" style:font-size-complex="20pt" style:font-weight-complex="normal"/>
    </style:style>
    <style:style style:name="P18" style:family="paragraph" style:parent-style-name="Heading_20_3">
      <style:paragraph-properties fo:text-align="center" style:justify-single-word="false"/>
      <style:text-properties fo:font-size="20pt" fo:font-weight="normal" style:font-size-asian="17.5pt" style:font-weight-asian="normal" style:font-size-complex="20pt" style:font-weight-complex="normal"/>
    </style:style>
    <style:style style:name="T1" style:family="text">
      <style:text-properties fo:font-size="20pt" fo:font-weight="normal" style:font-size-asian="17.5pt" style:font-weight-asian="normal" style:font-size-complex="20pt" style:font-weight-complex="normal"/>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font-variant="normal" fo:text-transform="none" fo:color="#000000" style:font-name="Roboto" fo:font-size="12pt" fo:letter-spacing="normal" fo:font-style="normal" fo:font-weight="normal" style:font-size-asian="12pt" style:font-size-complex="12pt"/>
    </style:style>
    <style:style style:name="T5" style:family="text">
      <style:text-properties fo:font-variant="normal" fo:text-transform="none" fo:color="#3b2b00" style:text-line-through-style="none" style:font-name="Roboto"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222222" style:font-name="helvetica" fo:font-size="12pt" fo:letter-spacing="normal" fo:font-style="normal" fo:font-weight="normal" style:font-size-asian="10.5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3c3c3c" style:font-name="Monospace" fo:font-size="9pt" fo:font-weight="normal" style:font-weight-asian="normal" style:font-weight-complex="normal"/>
    </style:style>
    <style:style style:name="T10" style:family="text">
      <style:text-properties fo:color="#3c3c3c" style:font-name="Times New Roman" fo:font-size="9pt" fo:font-weight="normal" style:font-weight-asian="normal" style:font-weight-complex="normal"/>
    </style:style>
    <style:style style:name="T11" style:family="text">
      <style:text-properties fo:color="#3c3c3c"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evoir 1</text:p>
      <text:p text:style-name="P2">IG3D</text:p>
      <text:p text:style-name="Text_20_body"/>
      <text:p text:style-name="P3"/>
      <text:p text:style-name="P3"/>
      <text:p text:style-name="P3"/>
      <text:p text:style-name="P3"/>
      <text:p text:style-name="P3"/>
      <text:p text:style-name="P3">construction d'une sphère géodésique</text:p>
      <text:h text:style-name="P17" text:outline-level="1">Sujet</text:h>
      <text:p text:style-name="P4"/>
      <text:p text:style-name="P10"><text:tab/>L'objectif de ce devoir est de programmer et d'ajouter à la liste des objets que l'on peut visualiser dans notre application un solide Platonique, l'icosahèdre et d'utiliser ce solide comme élément de base pour la construction d'une sphère géodésique.</text:p>
      <text:p text:style-name="P6"><text:span text:style-name="T4"><text:tab/>Dans ce devoir programmerez 2 classes, Icosahèdre et Geodesique permettant de construire un icosahedre selon la définition de ce solide accessible </text:span><text:a xlink:type="simple" xlink:href="http://fr.wikipedia.org/wiki/Icosaèdre"><text:span text:style-name="T5">ici</text:span></text:a><text:span text:style-name="T4">.(http://fr.wikipedia.org/wiki/Icosa%C3%A8dre) La sphère géodésique sera obtenue en divisant récursivement jusqu'à un niveau N les faces de l'icosahèdre et en projettant les sommets sur la sphère.</text:span></text:p>
      <text:p text:style-name="P4"/>
      <text:h text:style-name="P16" text:outline-level="1">Procédure de construction de icosahedre</text:h>
      <text:p text:style-name="P4"/>
      <text:h text:style-name="P16" text:outline-level="1">Sphère géodésique sans optimisation</text:h>
      <text:p text:style-name="P5"><text:span text:style-name="T1"><text:tab/></text:span><text:span text:style-name="T7">Avec la sphère géodésique sans optimisation, en prenant 4 itération on a déjà une bonne sphere. Avec ma machine personnelle je ne parviens qu'à un maximum 9 itérations et le rendu rame dans ce cas là. Cela s'explique parce que les sommets son stockés plusieurs fois.</text:span></text:p>
      <text:p text:style-name="P12"><text:tab/>Ici j'exprime le nombre de sommets et de faces stockés et non le nombre de sommets et de faces de la « sphere geodesique »<text:tab/></text:p>
      <text:p text:style-name="P12">Itération 0: </text:p>
      <text:p text:style-name="P12">S=12</text:p>
      <text:p text:style-name="P12">F=20</text:p>
      <text:p text:style-name="P13">Itération 1 :</text:p>
      <text:p text:style-name="P13">A chaque appel de drawtriangle, on stocke 3 sommets et un triangle.</text:p>
      <text:p text:style-name="P13">On a 20 faces, pour chaque face un appel à subdivide provoquant 4 appels à subdivide à une profondeur 0, chacun de ces appels fait un appel à <text:s/>drawtriangle.</text:p>
      <text:p text:style-name="P13">On a donc stocké 20*4*3=240 sommets et 20*4 = 80 triangles, alors qu'il y a 42 sommets en vrai sur la figure (voir ci dessous)</text:p>
      <text:p text:style-name="P13"/>
      <text:p text:style-name="P13">Itération n :</text:p>
      <text:p text:style-name="P5"><text:span text:style-name="T8">(20*4^n)*3=60*(4^n) sommets stockés au lieu de </text:span><text:span text:style-name="T7">10*(4^n) +2, on a pris environ 6*plus de places. (cela s'explique car la valence de la figure tend vers 6, pour chacune des faces en commun avec un sommet on va le restocker, ce qui fait qu'on a 6 fois le même sommet stocké en moyenne)</text:span></text:p>
      <text:h text:style-name="P18" text:outline-level="3"><text:soft-page-break/>Sphère géodésique avec optimisation</text:h>
      <text:p text:style-name="P12">Itération 0 : 12 Sommets</text:p>
      <text:p text:style-name="P12"><text:tab/> <text:s text:c="7"/>20 Faces</text:p>
      <text:p text:style-name="P12"><text:tab/> <text:s text:c="7"/>30 Arretes</text:p>
      <text:p text:style-name="P12">S-A+F = 12 – 30 + 20 = 2</text:p>
      <text:p text:style-name="P12">Euler est bien vérifié</text:p>
      <text:p text:style-name="P12">On a bien 3F = 2A car faces triangulaires</text:p>
      <text:p text:style-name="P12">La valence est de 5 car 5S = 2A </text:p>
      <text:p text:style-name="P12">(Attention, en augmentant le nombre de sommet la valence tendra vers 6 car S=A/3 +2 donc 6S = 2A +12 = 2A(1+ 6/A), ici la valence est 5 car 1+6/30 = 6/5 donc 5S = 2A )</text:p>
      <text:p text:style-name="P12"/>
      <text:p text:style-name="P12">Itération 1 : </text:p>
      <text:p text:style-name="P12">Le nombre de face est multiplié par 4 :</text:p>
      <text:p text:style-name="P12">F1 = 4*20 = 80</text:p>
      <text:p text:style-name="P12">On a toujours 3F = 2A</text:p>
      <text:p text:style-name="P12">donc A1 = 3*80/2 = 120</text:p>
      <text:p text:style-name="P12">S1 = 2+A-F =122-80=42</text:p>
      <text:p text:style-name="P12">Visuellement on peut se dire que chaque arrête a rajouté un sommet donc Sn = Sn-1 + An</text:p>
      <text:p text:style-name="P12"><text:s/></text:p>
      <text:p text:style-name="P12">Itération n :</text:p>
      <text:p text:style-name="P12">Fn = 20*4^n</text:p>
      <text:p text:style-name="P12">On a toujours 3F = 2A car les faces restent triangulaires</text:p>
      <text:p text:style-name="P12">donc A = 30*(4^n)</text:p>
      <text:p text:style-name="P12">S=A-F+2</text:p>
      <text:p text:style-name="P12">donc S = 30*4^n – 20*4^n + 2 = 4^n(30-20)+2 </text:p>
      <text:p text:style-name="P12">S= 10*(4^n) +2</text:p>
      <text:p text:style-name="P12"/>
      <text:p text:style-name="P12">Donc</text:p>
      <text:p text:style-name="P12">Itération 9 : </text:p>
      <text:p text:style-name="P5"><text:span text:style-name="T7">4^9 = </text:span><text:span text:style-name="T6">262144</text:span></text:p>
      <text:p text:style-name="P11">donc</text:p>
      <text:p text:style-name="P5"><text:span text:style-name="T7">S=10*(4^9) +2 = </text:span><text:span text:style-name="T6">2621442</text:span></text:p>
      <text:p text:style-name="P5"><text:span text:style-name="T7">F=20*(4^9) = </text:span><text:span text:style-name="T6">5242880</text:span></text:p>
      <text:p text:style-name="P5"><text:span text:style-name="T7">A=30*(4^9) = </text:span><text:span text:style-name="T6">7864320</text:span></text:p>
      <text:p text:style-name="P12">Itération n : 12 * 4^n </text:p>
      <text:p text:style-name="P12"><text:soft-page-break/></text:p>
      <text:p text:style-name="P12"/>
      <text:h text:style-name="P16" text:outline-level="1">Optimisation</text:h>
      <text:p text:style-name="P5"><text:span text:style-name="T1"/></text:p>
      <text:p text:style-name="P14"><text:span text:style-name="T2">Avec les premières fonctions sans optimisation que j'ai codé :</text:span></text:p>
      <text:p text:style-name="P14"><text:span text:style-name="T2">nb sommets=</text:span></text:p>
      <text:p text:style-name="P14"><text:span text:style-name="T2">1.240</text:span></text:p>
      <text:p text:style-name="P14"><text:span text:style-name="T2">9. </text:span><text:span text:style-name="T11">15728640</text:span></text:p>
      <text:p text:style-name="P14"><text:span text:style-name="T2"/></text:p>
      <text:p text:style-name="P8"><text:span text:style-name="T2">Avec une première optimisation non parfaite, j'obtiens :</text:span></text:p>
      <text:p text:style-name="P8"><text:span text:style-name="T2">1.72 (/42) (=1,714285714)</text:span></text:p>
      <text:p text:style-name="P7"><text:span text:style-name="T3">9.5242872(/2621442) (=1,999995422)</text:span></text:p>
      <text:p text:style-name="P7"><text:span text:style-name="T3"/></text:p>
      <text:p text:style-name="P7"><text:span text:style-name="T3">on ne stocke un vecteur plus que 2 fois en moyenne.</text:span></text:p>
      <text:p text:style-name="P8"><text:span text:style-name="T2"/></text:p>
      <text:p text:style-name="P8"><text:span text:style-name="T2">Je vais essayer avec des graphes.</text:span></text:p>
      <text:p text:style-name="P8"><text:span text:style-name="T2"/></text:p>
      <text:p text:style-name="P8"><text:span text:style-name="T2"/></text:p>
      <text:p text:style-name="P4"/>
      <text:p text:style-name="P12"><text:tab/>Mais à mon avis vu que le nombre de sommets est en fonction de 4^nbd'itération, si on peut diviser le nb de sommet stockés par maximum 6, comme au bout de deux itérations il y a déja 16 fois plus de sommets, c'est pas en divisant par 6 qu'on arrangera les choses. Pour moi avec ma machine je pense qu'il est impossible d' arriver à plus de 10 itérations, il faut bien les stocker quelque part ces triangles. Quand il dit qu'il arrive à 20 itérations je sais pas comment il f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Roboto" svg:font-family="Roboto, sans-serif"/>
    <style:font-face style:name="helvetica" svg:font-family="helvetica, arial, sans-serif"/>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40pt" fo:font-weight="bold"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Veysseire Daniel Devoir 1 IG3D</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2-23T10:03:33</meta:creation-date>
    <dc:date>2014-02-24T02:06:39</dc:date>
    <dc:creator>JackDanny </dc:creator>
    <meta:editing-duration>PT3H9M37S</meta:editing-duration>
    <meta:editing-cycles>23</meta:editing-cycles>
    <meta:generator>LibreOffice/3.5$Linux_x86 LibreOffice_project/350m1$Build-2</meta:generator>
    <meta:document-statistic meta:table-count="0" meta:image-count="0" meta:object-count="0" meta:page-count="4" meta:paragraph-count="63" meta:word-count="635" meta:character-count="3486" meta:non-whitespace-character-count="2881"/>
  </office:meta>
</office:document-meta>
</file>